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Montserrat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Montserrat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Montserrat" fo:font-size="14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ÜBUNGEN INFORMATIVA PEGADAS DE DINOSSAUROS</text:p>
      <text:p text:style-name="Standard"/>
      <text:p text:style-name="Standard"/>
      <text:p text:style-name="P1"><text:bookmark text:name="docs-internal-guid-8beeeaf9-7fff-cdf2-b9d2-0b3826b712ae"/>EXERCÍCIOS</text:p>
      <text:p text:style-name="Text_20_body"/>
      <text:p text:style-name="P1">VERDADEIRO OU FALSO</text:p>
      <text:list xml:id="list1767137197343264765" text:style-name="L1">
        <text:list-item>
          <text:p text:style-name="P4">Há milhões de anos, clima do Cabo Espichel era igual a hoje.</text:p>
        </text:list-item>
        <text:list-item>
          <text:p text:style-name="P4">Nessa zona viviam diferentes espécies de dinossauros.</text:p>
        </text:list-item>
        <text:list-item>
          <text:p text:style-name="P4">Eles deixaram marcas sob a forma de pegadas.</text:p>
        </text:list-item>
        <text:list-item>
          <text:p text:style-name="P4">A Pedreira do Avelino é um dos lugares onde se pode ver pegadas de dinossauros.</text:p>
        </text:list-item>
        <text:list-item>
          <text:p text:style-name="P4">Na Pedra da Mua e na enseada dos Lagosteiros há um total de cerca de 30 pegadas.</text:p>
        </text:list-item>
        <text:list-item>
          <text:p text:style-name="P4">Os trilhos de pegadas indicam que os saurópodes juvenis andavam sozinhos</text:p>
        </text:list-item>
        <text:list-item>
          <text:p text:style-name="P4">A lenda da Nossa Senhora da Mua conta que ela tinha três dinossauros.</text:p>
        </text:list-item>
      </text:list>
      <text:p text:style-name="Text_20_body"/>
      <text:p text:style-name="P3"> </text:p>
      <text:p text:style-name="Text_20_body"/>
      <text:p text:style-name="P1">COMPLETA</text:p>
      <text:p text:style-name="Text_20_body"/>
      <text:p text:style-name="P2">Os três lugares onde se podem ver pegadas de dinossauros são:</text:p>
      <text:p text:style-name="P2">A Pedreira do Avelino</text:p>
      <text:p text:style-name="P2">A enseada dos Lagosteiros</text:p>
      <text:p text:style-name="P2">A Serra da Arrábida</text:p>
      <text:p text:style-name="P2">A praia Portinho a Arrábida</text:p>
      <text:p text:style-name="P2">A Pedra da Mua</text:p>
      <text:p text:style-name="Text_20_body"><text:soft-page-break/></text:p>
      <text:p text:style-name="P2">As pegadas têm cerca de:</text:p>
      <text:p text:style-name="P2">70 milhões de anos</text:p>
      <text:p text:style-name="P2">150 milhões de anos</text:p>
      <text:p text:style-name="P2">400 milhões de anos</text:p>
      <text:p text:style-name="Text_20_body"/>
      <text:p text:style-name="P2">As maiores pegadas medem:</text:p>
      <text:p text:style-name="P2">15 centímetros de comprimento</text:p>
      <text:p text:style-name="P2">40 centímetros de comprimento</text:p>
      <text:p text:style-name="P2">80 centímetros de comprimento</text:p>
      <text:p text:style-name="Text_20_body"/>
      <text:p text:style-name="P2">Para ver azulejos que contam a Lenda da Nossa Senhora da Mua podemos visitar…</text:p>
      <text:p text:style-name="P2">A Ermida da Memória</text:p>
      <text:p text:style-name="P2">A Igreja de Nossa Senhora</text:p>
      <text:p text:style-name="P2">O farol dos Lagosteiros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6T22:29:22.61</meta:creation-date>
    <meta:document-statistic meta:table-count="0" meta:image-count="0" meta:object-count="0" meta:page-count="2" meta:paragraph-count="31" meta:word-count="192" meta:character-count="1055"/>
    <dc:date>2021-05-06T22:29:46.21</dc:date>
    <meta:editing-duration>PT23S</meta:editing-duration>
    <meta:editing-cycles>1</meta:editing-cycles>
    <meta:generator>OpenOffice/4.1.7$Win32 OpenOffice.org_project/417m1$Build-9800</meta:generator>
  </office:meta>
</office:document-meta>
</file>